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177bf" draw:marker-start="" draw:marker-start-width="0.03cm" draw:marker-start-center="false" draw:marker-end="" draw:marker-end-width="0.0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="" draw:marker-start-width="0.03cm" draw:marker-start-center="false" draw:marker-end="" draw:marker-end-width="0.03cm" draw:marker-end-center="false" draw:fill="none" draw:fill-color="#ffffff" draw:textarea-horizontal-align="left" draw:auto-grow-height="false" draw:auto-grow-width="false" fo:min-height="0.413cm" fo:min-width="1cm" fo:padding-top="0cm" fo:padding-bottom="0cm" fo:padding-left="0cm" fo:padding-right="0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.019cm" svg:stroke-color="#000000" draw:marker-start="" draw:marker-start-width="0.03cm" draw:marker-start-center="false" draw:marker-end="" draw:marker-end-width="0.03cm" draw:marker-end-center="false" draw:fill="none" draw:fill-color="#ffffff" draw:textarea-horizontal-align="left" draw:auto-grow-height="true" draw:auto-grow-width="true" fo:min-height="0.787cm" fo:min-width="0.473cm" fo:padding-top="0cm" fo:padding-bottom="0cm" fo:padding-left="0cm" fo:padding-right="0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.019cm" svg:stroke-color="#000000" draw:marker-start="" draw:marker-start-width="0.03cm" draw:marker-start-center="false" draw:marker-end="" draw:marker-end-width="0.03cm" draw:marker-end-center="false" draw:fill="none" draw:fill-color="#ffffff" draw:textarea-horizontal-align="left" draw:auto-grow-height="true" draw:auto-grow-width="true" fo:min-height="0.789cm" fo:min-width="0.53cm" fo:padding-top="0cm" fo:padding-bottom="0cm" fo:padding-left="0cm" fo:padding-right="0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.019cm" svg:stroke-color="#000000" draw:marker-start="" draw:marker-start-width="0.03cm" draw:marker-start-center="false" draw:marker-end="" draw:marker-end-width="0.03cm" draw:marker-end-center="false" draw:fill="none" draw:fill-color="#ffffff" draw:textarea-horizontal-align="left" draw:auto-grow-height="true" draw:auto-grow-width="true" fo:min-height="0.789cm" fo:min-width="0.708cm" fo:padding-top="0cm" fo:padding-bottom="0cm" fo:padding-left="0cm" fo:padding-right="0cm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.019cm" svg:stroke-color="#e32c1a" draw:marker-start="" draw:marker-start-width="0.33cm" draw:marker-start-center="false" draw:marker-end="" draw:marker-end-width="0.3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8" style:family="graphic" style:parent-style-name="standard">
      <style:graphic-properties draw:stroke="none" svg:stroke-width="0.03cm" svg:stroke-color="#000000" draw:marker-start="" draw:marker-start-width="0.3cm" draw:marker-start-center="false" draw:marker-end="" draw:marker-end-width="0.3cm" draw:marker-end-center="false" draw:fill="none" draw:fill-color="#ffffff" fo:min-height="0.481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7dcedf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S Gothic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2" style:family="text">
      <style:text-properties fo:color="#7dcedf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S Gothic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7.764cm" svg:y1="15.537cm" svg:x2="11.428cm" svg:y2="13.113cm">
              <text:p/>
            </draw:line>
            <draw:polyline draw:style-name="gr1" draw:text-style-name="P1" draw:layer="layout" svg:width="0.552cm" svg:height="0.401cm" draw:transform="rotate (0.373849525777185) translate (11.0588084802709cm 13.3807941777114cm)" svg:viewBox="0 0 553 402" draw:points="0,0 111,402 553,330">
              <text:p/>
            </draw:polyline>
            <draw:polyline draw:style-name="gr1" draw:text-style-name="P1" draw:layer="layout" svg:width="4.814cm" svg:height="4.838cm" draw:transform="skewX (-0.000349065850398891) rotate (0.374896723328382) translate (7.42857701019495cm 14.6867139062254cm)" svg:viewBox="0 0 4815 4839" draw:points="0,914 2832,4839 4815,2453 4297,0">
              <text:p/>
            </draw:polyline>
            <draw:line draw:style-name="gr2" draw:text-style-name="P1" draw:layer="layout" svg:x1="13.421cm" svg:y1="12.402cm" svg:x2="13.704cm" svg:y2="12.525cm">
              <text:p/>
            </draw:line>
            <draw:line draw:style-name="gr2" draw:text-style-name="P1" draw:layer="layout" svg:x1="13.502cm" svg:y1="12.604cm" svg:x2="13.625cm" svg:y2="12.321cm">
              <text:p/>
            </draw:line>
            <draw:line draw:style-name="gr2" draw:text-style-name="P1" draw:layer="layout" svg:x1="13.427cm" svg:y1="14.921cm" svg:x2="13.711cm" svg:y2="15.046cm">
              <text:p/>
            </draw:line>
            <draw:line draw:style-name="gr2" draw:text-style-name="P1" draw:layer="layout" svg:x1="13.505cm" svg:y1="15.13cm" svg:x2="13.627cm" svg:y2="14.845cm">
              <text:p/>
            </draw:line>
            <draw:frame draw:style-name="gr3" draw:text-style-name="P3" draw:layer="layout" svg:width="0.66cm" svg:height="0.451cm" svg:x="13.83cm" svg:y="12.137cm">
              <draw:text-box>
                <text:p text:style-name="P2"><text:span text:style-name="T1">C'</text:span></text:p>
              </draw:text-box>
            </draw:frame>
            <draw:frame draw:style-name="gr4" draw:text-style-name="P3" draw:layer="layout" svg:width="0.473cm" svg:height="0.787cm" svg:x="11.577cm" svg:y="12.82cm">
              <draw:text-box>
                <text:p text:style-name="P2"><text:span text:style-name="T1">C</text:span></text:p>
              </draw:text-box>
            </draw:frame>
            <draw:frame draw:style-name="gr5" draw:text-style-name="P3" draw:layer="layout" svg:width="0.53cm" svg:height="0.789cm" svg:x="12.389cm" svg:y="15.041cm">
              <draw:text-box>
                <text:p text:style-name="P2"><text:span text:style-name="T1">D</text:span></text:p>
              </draw:text-box>
            </draw:frame>
            <draw:frame draw:style-name="gr6" draw:text-style-name="P3" draw:layer="layout" svg:width="0.708cm" svg:height="0.789cm" svg:x="13.86cm" svg:y="14.683cm">
              <draw:text-box>
                <text:p text:style-name="P2"><text:span text:style-name="T1">D'</text:span></text:p>
              </draw:text-box>
            </draw:frame>
            <draw:line draw:style-name="gr2" draw:text-style-name="P1" draw:layer="layout" svg:x1="9.446cm" svg:y1="14.256cm" svg:x2="9.757cm" svg:y2="14.399cm">
              <text:p/>
            </draw:line>
            <draw:line draw:style-name="gr2" draw:text-style-name="P1" draw:layer="layout" svg:x1="9.534cm" svg:y1="14.483cm" svg:x2="9.663cm" svg:y2="14.166cm">
              <text:p/>
            </draw:line>
            <draw:ellipse draw:style-name="gr7" draw:text-style-name="P4" draw:layer="layout" svg:width="4.414cm" svg:height="4.384cm" draw:transform="skewX (-0.000523598775598233) rotate (0.375245789178781) translate (6.748cm 13.088cm)">
              <text:p/>
            </draw:ellipse>
          </draw:g>
          <draw:frame draw:style-name="gr8" draw:text-style-name="P5" draw:layer="layout" svg:width="0.235cm" svg:height="0.481cm" draw:transform="rotate (0.774751654960283) translate (8.563cm 14.794cm)">
            <draw:text-box>
              <text:p text:style-name="P2"><text:span text:style-name="T2">ll</text:span></text:p>
            </draw:text-box>
          </draw:frame>
          <draw:frame draw:style-name="gr8" draw:text-style-name="P5" draw:layer="layout" svg:width="0.235cm" svg:height="0.481cm" draw:transform="rotate (0.785398163397448) translate (10.191cm 13.683cm)">
            <draw:text-box>
              <text:p text:style-name="P2"><text:span text:style-name="T2">ll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14:43:13.364502875</meta:creation-date>
    <dc:date>2018-04-17T14:43:32.439139349</dc:date>
    <meta:editing-duration>PT19S</meta:editing-duration>
    <meta:editing-cycles>1</meta:editing-cycles>
    <meta:document-statistic meta:object-count="18"/>
    <meta:generator>LibreOffice/6.0.0.3$MacOSX_X86_64 LibreOffice_project/64a0f66915f38c6217de274f0aa8e15618924765</meta:generator>
  </office:meta>
</office:document-meta>
</file>